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b7d3" officeooo:paragraph-rsid="001eb7d3" style:font-weight-asian="bold" style:font-weight-complex="bold"/>
    </style:style>
    <style:style style:name="P2" style:family="paragraph" style:parent-style-name="Standard">
      <style:text-properties officeooo:rsid="001eb7d3" officeooo:paragraph-rsid="001eb7d3"/>
    </style:style>
    <style:style style:name="P3" style:family="paragraph" style:parent-style-name="Standard" style:list-style-name="L1" style:master-page-name="">
      <loext:graphic-properties draw:fill="none"/>
      <style:paragraph-properties style:page-number="auto" fo:background-color="transparent">
        <style:tab-stops>
          <style:tab-stop style:position="0.1874in"/>
        </style:tab-stops>
      </style:paragraph-properties>
      <style:text-properties officeooo:rsid="001eb7d3" officeooo:paragraph-rsid="001eb7d3"/>
    </style:style>
    <style:style style:name="P4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874in"/>
        </style:tab-stops>
      </style:paragraph-properties>
      <style:text-properties officeooo:rsid="001eb7d3" officeooo:paragraph-rsid="001eb7d3"/>
    </style:style>
    <style:style style:name="P5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874in"/>
        </style:tab-stops>
      </style:paragraph-properties>
      <style:text-properties officeooo:rsid="001f6e04" officeooo:paragraph-rsid="001f6e04"/>
    </style:style>
    <style:style style:name="P6" style:family="paragraph" style:parent-style-name="Standard" style:list-style-name="L1">
      <loext:graphic-properties draw:fill="none"/>
      <style:paragraph-properties fo:background-color="transparent">
        <style:tab-stops>
          <style:tab-stop style:position="0.1874in"/>
        </style:tab-stops>
      </style:paragraph-properties>
      <style:text-properties officeooo:rsid="001fbe2b" officeooo:paragraph-rsid="001fbe2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252in" fo:text-indent="-0.25in" fo:margin-left="1.1252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252in" fo:text-indent="-0.25in" fo:margin-left="2.12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252in" fo:text-indent="-0.25in" fo:margin-left="2.6252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ting 09-05-2025</text:p>
      <text:p text:style-name="P2">Isabel, Julius, Nick, Sven</text:p>
      <text:p text:style-name="P2"/>
      <text:list text:style-name="L1">
        <text:list-item>
          <text:p text:style-name="P3">Opening</text:p>
        </text:list-item>
        <text:list-item>
          <text:p text:style-name="P4">Kennismaking</text:p>
        </text:list-item>
        <text:list-item>
          <text:p text:style-name="P4">Vragen over code</text:p>
          <text:list>
            <text:list-item>
              <text:p text:style-name="P5">Is extending NetworkX.Graph een goede manier</text:p>
            </text:list-item>
            <text:list-item>
              <text:p text:style-name="P5">Is het een goed idee om de input checks in functies te stoppen</text:p>
            </text:list-item>
            <text:list-item>
              <text:p text:style-name="P5">Structuur van de tests organiseren</text:p>
            </text:list-item>
          </text:list>
        </text:list-item>
        <text:list-item>
          <text:p text:style-name="P5">Standaarden</text:p>
          <text:list>
            <text:list-item>
              <text:p text:style-name="P5">pylint</text:p>
              <text:list>
                <text:list-item>
                  <text:p text:style-name="P5">Wat is een goede grade om in te stellen</text:p>
                </text:list-item>
              </text:list>
            </text:list-item>
          </text:list>
        </text:list-item>
        <text:list-item>
          <text:p text:style-name="P6">Sluiting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9T13:52:59.288598720</meta:creation-date>
    <dc:date>2025-05-09T14:32:25.913513642</dc:date>
    <meta:editing-duration>PT1M38S</meta:editing-duration>
    <meta:editing-cycles>1</meta:editing-cycles>
    <meta:document-statistic meta:table-count="0" meta:image-count="0" meta:object-count="0" meta:page-count="1" meta:paragraph-count="12" meta:word-count="57" meta:character-count="303" meta:non-whitespace-character-count="268"/>
    <meta:generator>LibreOffice/24.8.6.2$Linux_X86_64 LibreOffice_project/480$Build-2</meta:generator>
  </office:meta>
</office:document-meta>
</file>